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c97" officeooo:paragraph-rsid="000c8c97"/>
    </style:style>
    <style:style style:name="P2" style:family="paragraph" style:parent-style-name="Standard">
      <style:text-properties fo:font-weight="normal" officeooo:rsid="000c8c97" officeooo:paragraph-rsid="000c8c97" style:font-weight-asian="normal" style:font-weight-complex="normal"/>
    </style:style>
    <style:style style:name="P3" style:family="paragraph" style:parent-style-name="Standard">
      <style:text-properties fo:font-weight="normal" officeooo:rsid="000c8c97" officeooo:paragraph-rsid="000d4675" style:font-weight-asian="normal" style:font-weight-complex="normal"/>
    </style:style>
    <style:style style:name="P4" style:family="paragraph" style:parent-style-name="Standard">
      <style:text-properties fo:font-weight="normal" officeooo:rsid="000d4675" officeooo:paragraph-rsid="000d4675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bdd2e7" style:font-name="Droid Sans Mono" fo:font-size="10.5pt" fo:font-weight="normal" fo:background-color="#101e2c"/>
    </style:style>
    <style:style style:name="P6" style:family="paragraph" style:parent-style-name="Standard">
      <style:text-properties fo:color="#bdd2e7" style:font-name="Droid Sans Mono" fo:font-size="10.5pt" fo:font-weight="normal" officeooo:paragraph-rsid="000c8c97" fo:background-color="#101e2c"/>
    </style:style>
    <style:style style:name="P7" style:family="paragraph" style:parent-style-name="Standard">
      <style:text-properties fo:color="#bdd2e7" style:font-name="Droid Sans Mono" fo:font-size="12pt" fo:font-weight="bold" officeooo:rsid="000d4675" officeooo:paragraph-rsid="000c8c97" fo:background-color="#101e2c" style:font-size-asian="10.5pt" style:font-weight-asian="bold" style:font-size-complex="12pt" style:font-weight-complex="bold"/>
    </style:style>
    <style:style style:name="P8" style:family="paragraph" style:parent-style-name="Standard">
      <style:paragraph-properties style:line-height-at-least="0.503cm"/>
      <style:text-properties fo:color="#bdd2e7" fo:background-color="#101e2c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fo:font-weight="bold" officeooo:rsid="000c8c97" officeooo:paragraph-rsid="000c8c97" style:font-weight-asian="bold" style:font-weight-complex="bold"/>
    </style:style>
    <style:style style:name="P11" style:family="paragraph" style:parent-style-name="Standard">
      <style:text-properties fo:font-weight="bold" officeooo:rsid="000d4675" officeooo:paragraph-rsid="000d4675" style:font-weight-asian="bold" style:font-weight-complex="bold"/>
    </style:style>
    <style:style style:name="P12" style:family="paragraph" style:parent-style-name="Standard">
      <style:text-properties fo:font-weight="bold" officeooo:rsid="000ec76f" officeooo:paragraph-rsid="000ec76f" style:font-weight-asian="bold" style:font-weight-complex="bold"/>
    </style:style>
    <style:style style:name="P13" style:family="paragraph" style:parent-style-name="Standard">
      <style:text-properties officeooo:paragraph-rsid="000e7c5b"/>
    </style:style>
    <style:style style:name="P14" style:family="paragraph" style:parent-style-name="Text_20_body">
      <style:text-properties fo:font-weight="bold" officeooo:rsid="000c8c97" officeooo:paragraph-rsid="000c8c9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text-properties officeooo:paragraph-rsid="000e7c5b"/>
    </style:style>
    <style:style style:name="P17" style:family="paragraph" style:parent-style-name="Standard">
      <style:text-properties fo:font-weight="normal" officeooo:rsid="000d4675" officeooo:paragraph-rsid="000d4675" style:font-weight-asian="normal" style:font-weight-complex="normal"/>
    </style:style>
    <style:style style:name="P18" style:family="paragraph" style:parent-style-name="Standard">
      <style:text-properties fo:font-weight="normal" officeooo:paragraph-rsid="000e7c5b" style:font-weight-asian="normal" style:font-weight-complex="normal"/>
    </style:style>
    <style:style style:name="P19" style:family="paragraph" style:parent-style-name="Standard">
      <style:text-properties fo:font-weight="normal" officeooo:rsid="000e7c5b" officeooo:paragraph-rsid="000e7c5b" style:font-weight-asian="normal" style:font-weight-complex="normal"/>
    </style:style>
    <style:style style:name="P20" style:family="paragraph" style:parent-style-name="Standard">
      <style:text-properties fo:font-weight="normal" officeooo:rsid="000ec76f" officeooo:paragraph-rsid="000ec76f" style:font-weight-asian="normal" style:font-weight-complex="normal"/>
    </style:style>
    <style:style style:name="P21" style:family="paragraph" style:parent-style-name="Text_20_body">
      <style:text-properties fo:font-weight="bold" officeooo:rsid="000c8c97" officeooo:paragraph-rsid="000c8c97" style:font-weight-asian="bold" style:font-weight-complex="bold"/>
    </style:style>
    <style:style style:name="P22" style:family="paragraph" style:parent-style-name="Text_20_body">
      <style:text-properties fo:font-weight="normal" officeooo:rsid="000e7c5b" officeooo:paragraph-rsid="000e7c5b" style:font-weight-asian="normal" style:font-weight-complex="normal"/>
    </style:style>
    <style:style style:name="P23" style:family="paragraph" style:parent-style-name="Text_20_body">
      <style:text-properties fo:font-weight="normal" officeooo:rsid="000ec76f" officeooo:paragraph-rsid="000ec76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c5b" style:font-weight-asian="bold" style:font-weight-complex="bold"/>
    </style:style>
    <style:style style:name="T3" style:family="text">
      <style:text-properties fo:color="#00b1ff" fo:font-style="italic"/>
    </style:style>
    <style:style style:name="T4" style:family="text">
      <style:text-properties fo:color="#00b1ff" style:font-name="Droid Sans Mono" fo:font-size="10.5pt" fo:font-style="italic"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7c5b" style:font-weight-asian="normal" style:font-weight-complex="normal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ff7878"/>
    </style:style>
    <style:style style:name="T9" style:family="text">
      <style:text-properties fo:color="#ff7878" style:font-name="Droid Sans Mono" fo:font-size="10.5pt" fo:font-weight="normal"/>
    </style:style>
    <style:style style:name="T10" style:family="text">
      <style:text-properties fo:color="#00dcdc"/>
    </style:style>
    <style:style style:name="T11" style:family="text">
      <style:text-properties fo:color="#ffdc96"/>
    </style:style>
    <style:style style:name="T12" style:family="text">
      <style:text-properties fo:color="#ffdc96" style:font-name="Droid Sans Mono" fo:font-size="10.5pt" fo:font-weight="normal"/>
    </style:style>
    <style:style style:name="T13" style:family="text">
      <style:text-properties fo:color="#9696ff"/>
    </style:style>
    <style:style style:name="T14" style:family="text">
      <style:text-properties fo:color="#ffb482"/>
    </style:style>
    <style:style style:name="T15" style:family="text">
      <style:text-properties fo:color="#ffb482" style:font-name="Droid Sans Mono" fo:font-size="10.5pt" fo:font-weight="normal"/>
    </style:style>
    <style:style style:name="T16" style:family="text">
      <style:text-properties fo:color="#647882"/>
    </style:style>
    <style:style style:name="T17" style:family="text">
      <style:text-properties fo:color="#647882" fo:font-style="italic"/>
    </style:style>
    <style:style style:name="T18" style:family="text">
      <style:text-properties officeooo:rsid="000d4675"/>
    </style:style>
    <style:style style:name="T19" style:family="text">
      <style:text-properties officeooo:rsid="000f4eb7"/>
    </style:style>
    <style:style style:name="T20" style:family="text">
      <style:text-properties officeooo:rsid="00102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Лабораторная работа №4 </text:p>
      <text:p text:style-name="P15">Работа со стеком. </text:p>
      <text:p text:style-name="Text_20_body"><text:span text:style-name="T1">Цель работы</text:span>: реализовать 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 </text:p>
      <text:p text:style-name="Text_20_body">Стек – это последовательный список с переменной длиной, в котором включение и исключение элементов происходит только с одной стороны – с его вершины. Стек функционирует по принципу: последним пришел – первым ушел, Last In – First Out (LIFO). </text:p>
      <text:p text:style-name="P1">При реализации стека массивом располагать два стека в одном массиве. Один стек располагается в начале массива и растет к концу, а другой располагается в конце массива и растет к началу. Заполнять и освобождать стеки произвольным образом с экрана. Элементами стека являются вещественные числа. Списком реализовать один стек.</text:p>
      <text:p text:style-name="P1"/>
      <text:p text:style-name="P14">Описание ТЗ:</text:p>
      <text:p text:style-name="Text_20_body"><text:tab/>1. Элементы стека - вещественные числа. </text:p>
      <text:p text:style-name="Text_20_body"><text:tab/>2. Возможность добавления, удаления элементов и вывод текущего состояния стека. </text:p>
      <text:p text:style-name="Text_20_body"><text:tab/>3. Реализовать стек двумя способами </text:p>
      <text:p text:style-name="Text_20_body"><text:tab/><text:tab/>a. Массивом, располагая два стека в одном массиве. Один стек располагается в <text:tab/><text:tab/>начале массива и растет к концу, а другой располагается в конце массива и <text:tab/><text:tab/><text:tab/>растет к началу. </text:p>
      <text:p text:style-name="Text_20_body"><text:tab/><text:tab/>b. Линейным односвязным списком </text:p>
      <text:p text:style-name="Text_20_body"><text:tab/>4. Заполнять и освобождать стеки произвольным образом с экрана </text:p>
      <text:p text:style-name="Text_20_body"><text:tab/>5. Максимальный размер стеков одинаковый и равен 1000</text:p>
      <text:p text:style-name="P14">В интерфейсе: </text:p>
      <text:p text:style-name="Text_20_body"><text:tab/>1. Указывать операции, производимой программой (pop/push/clear/analyze) </text:p>
      <text:p text:style-name="Text_20_body"><text:tab/>2. Наличие пояснений при выводе результата </text:p>
      <text:p text:style-name="Text_20_body"><text:tab/>3. Наличие пояснений при вводе. </text:p>
      <text:p text:style-name="Text_20_body"><text:tab/>4. Элементы стека - вещественные числа </text:p>
      <text:p text:style-name="P14">Используемые структуры данных.</text:p>
      <text:p text:style-name="P6">#<text:span text:style-name="T13">define</text:span> <text:span text:style-name="T10">AR_MAX_SIZE</text:span> <text:span text:style-name="T14">5</text:span></text:p>
      <text:p text:style-name="P5">#<text:span text:style-name="T13">define</text:span> <text:span text:style-name="T10">AR_MAX_SIZE_CHECK</text:span> <text:span text:style-name="T14">10</text:span></text:p>
      <text:p text:style-name="P9"/>
      <text:p text:style-name="P5">#<text:span text:style-name="T13">define</text:span> <text:span text:style-name="T10">STACK_OVERFLOW</text:span> <text:span text:style-name="T8">-</text:span><text:span text:style-name="T14">100.0</text:span></text:p>
      <text:p text:style-name="P5">#<text:span text:style-name="T13">define</text:span> <text:span text:style-name="T10">STACK_UNDERFLOW</text:span> <text:span text:style-name="T8">-</text:span><text:span text:style-name="T14">101.0</text:span></text:p>
      <text:p text:style-name="P9"/>
      <text:p text:style-name="P5">typedef <text:span text:style-name="T3">struct</text:span></text:p>
      <text:p text:style-name="P5">{</text:p>
      <text:p text:style-name="P8"><text:soft-page-break/>    <text:span text:style-name="T4">float</text:span><text:span text:style-name="T7"> </text:span><text:span text:style-name="T12">data</text:span><text:span text:style-name="T7">[AR_MAX_SIZE];</text:span></text:p>
      <text:p text:style-name="P8">    <text:span text:style-name="T4">int</text:span><text:span text:style-name="T7"> size_head;</text:span></text:p>
      <text:p text:style-name="P8">    <text:span text:style-name="T4">int</text:span><text:span text:style-name="T7"> size_bot;</text:span></text:p>
      <text:p text:style-name="P5">}arr_stack;</text:p>
      <text:p text:style-name="P9"/>
      <text:p text:style-name="P5">typedef <text:span text:style-name="T3">struct</text:span></text:p>
      <text:p text:style-name="P5">{</text:p>
      <text:p text:style-name="P8">    <text:span text:style-name="T4">float</text:span><text:span text:style-name="T7"> </text:span><text:span text:style-name="T12">data</text:span><text:span text:style-name="T7">[</text:span><text:span text:style-name="T15">300</text:span><text:span text:style-name="T7">];</text:span></text:p>
      <text:p text:style-name="P8">    <text:span text:style-name="T4">int</text:span><text:span text:style-name="T7"> size_head;</text:span></text:p>
      <text:p text:style-name="P8">    <text:span text:style-name="T4">int</text:span><text:span text:style-name="T7"> size_bot;</text:span></text:p>
      <text:p text:style-name="P5">}arr_stack_for_check;</text:p>
      <text:p text:style-name="P9"/>
      <text:p text:style-name="P5">typedef <text:span text:style-name="T3">struct</text:span> list_stack</text:p>
      <text:p text:style-name="P5">{</text:p>
      <text:p text:style-name="P8">    <text:span text:style-name="T4">float</text:span><text:span text:style-name="T7"> value;</text:span></text:p>
      <text:p text:style-name="P8">    <text:span text:style-name="T4">struct</text:span><text:span text:style-name="T7"> list_stack </text:span><text:span text:style-name="T9">*</text:span><text:span text:style-name="T7">next;</text:span></text:p>
      <text:p text:style-name="P5">}l_stack;</text:p>
      <text:p text:style-name="P9"/>
      <text:p text:style-name="P5"><text:span text:style-name="T16">// </text:span><text:span text:style-name="T17">Push and Pop for head</text:span></text:p>
      <text:p text:style-name="P5"><text:span text:style-name="T3">void</text:span> <text:span text:style-name="T10">push_arr_head</text:span>(arr_stack <text:span text:style-name="T8">*</text:span><text:span text:style-name="T11">main_stack</text:span>);</text:p>
      <text:p text:style-name="P5"><text:span text:style-name="T3">void</text:span> <text:span text:style-name="T10">pop_arr_head</text:span>(arr_stack <text:span text:style-name="T8">*</text:span><text:span text:style-name="T11">main_stack</text:span>);</text:p>
      <text:p text:style-name="P9"/>
      <text:p text:style-name="P5"><text:span text:style-name="T16">// </text:span><text:span text:style-name="T17">Push and Pop for botton</text:span></text:p>
      <text:p text:style-name="P5"><text:span text:style-name="T3">void</text:span> <text:span text:style-name="T10">push_arr_bot</text:span>(arr_stack <text:span text:style-name="T8">*</text:span><text:span text:style-name="T11">main_stack</text:span>);</text:p>
      <text:p text:style-name="P5"><text:span text:style-name="T3">void</text:span> <text:span text:style-name="T10">pop_arr_bot</text:span>(arr_stack <text:span text:style-name="T8">*</text:span><text:span text:style-name="T11">main_stack</text:span>);</text:p>
      <text:p text:style-name="P9"/>
      <text:p text:style-name="P5"><text:span text:style-name="T16">// </text:span><text:span text:style-name="T17">Seeout for mass stack</text:span></text:p>
      <text:p text:style-name="P5"><text:span text:style-name="T3">void</text:span> <text:span text:style-name="T10">output_stack</text:span>(arr_stack <text:span text:style-name="T11">main_stack</text:span>);</text:p>
      <text:p text:style-name="P9"/>
      <text:p text:style-name="P5"><text:span text:style-name="T16">// </text:span><text:span text:style-name="T17">Operations with list stack</text:span></text:p>
      <text:p text:style-name="P5"><text:span text:style-name="T3">void</text:span> <text:span text:style-name="T10">push_list</text:span>(l_stack <text:span text:style-name="T8">**</text:span><text:span text:style-name="T11">head</text:span>, <text:span text:style-name="T3">int</text:span> <text:span text:style-name="T8">**</text:span><text:span text:style-name="T11">mas</text:span>);</text:p>
      <text:p text:style-name="P5"><text:span text:style-name="T3">void</text:span> <text:span text:style-name="T10">pop_list</text:span>(l_stack <text:span text:style-name="T8">**</text:span><text:span text:style-name="T11">head</text:span>, <text:span text:style-name="T3">int</text:span> <text:span text:style-name="T8">**</text:span><text:span text:style-name="T11">mas_adr</text:span>, <text:span text:style-name="T3">int</text:span> <text:span text:style-name="T8">**</text:span><text:span text:style-name="T11">mas_del</text:span>);</text:p>
      <text:p text:style-name="P5"><text:span text:style-name="T3">void</text:span> <text:span text:style-name="T10">print_list</text:span>(l_stack <text:span text:style-name="T8">*</text:span><text:span text:style-name="T11">head</text:span>, <text:span text:style-name="T3">int</text:span> <text:span text:style-name="T8">**</text:span><text:span text:style-name="T11">mas_adr</text:span>, <text:span text:style-name="T3">int</text:span> <text:span text:style-name="T8">**</text:span><text:span text:style-name="T11">mas_del</text:span>);</text:p>
      <text:p text:style-name="P5"><text:span text:style-name="T3">void</text:span> <text:span text:style-name="T10">out_adress</text:span>(<text:span text:style-name="T3">int</text:span> <text:span text:style-name="T8">**</text:span><text:span text:style-name="T11">mas</text:span>);</text:p>
      <text:p text:style-name="P5"><text:span text:style-name="T3">void</text:span> <text:span text:style-name="T10">out_del</text:span>(<text:span text:style-name="T3">int</text:span> <text:span text:style-name="T8">**</text:span><text:span text:style-name="T11">mas</text:span>);</text:p>
      <text:p text:style-name="P5"><text:span text:style-name="T3">void</text:span> <text:span text:style-name="T10">free_list</text:span>(l_stack <text:span text:style-name="T8">**</text:span><text:span text:style-name="T11">head</text:span>);</text:p>
      <text:p text:style-name="P9"/>
      <text:p text:style-name="P5"><text:span text:style-name="T16">// </text:span><text:span text:style-name="T17">Check time</text:span></text:p>
      <text:p text:style-name="P5"><text:span text:style-name="T3">void</text:span> <text:span text:style-name="T10">check_time</text:span>();</text:p>
      <text:p text:style-name="P5"><text:span text:style-name="T3">void</text:span> <text:span text:style-name="T10">push_arr_head_for_check</text:span>(arr_stack_for_check <text:span text:style-name="T8">*</text:span><text:span text:style-name="T11">main_stack</text:span>, <text:span text:style-name="T3">float</text:span> <text:span text:style-name="T11">value</text:span>);</text:p>
      <text:p text:style-name="P5"><text:span text:style-name="T3">void</text:span> <text:span text:style-name="T10">push_arr_bot_for_check</text:span>(arr_stack_for_check <text:span text:style-name="T8">*</text:span><text:span text:style-name="T11">main_stack</text:span>, <text:span text:style-name="T3">float</text:span> <text:span text:style-name="T11">value</text:span>);</text:p>
      <text:p text:style-name="P5"><text:span text:style-name="T3">void</text:span> <text:span text:style-name="T10">pop_arr_bot_for_check</text:span>(arr_stack_for_check <text:span text:style-name="T8">*</text:span><text:span text:style-name="T11">main_stack</text:span>);</text:p>
      <text:p text:style-name="P5"><text:span text:style-name="T3">void</text:span> <text:span text:style-name="T10">pop_arr_head_for_check</text:span>(arr_stack_for_check <text:span text:style-name="T8">*</text:span><text:span text:style-name="T11">main_stack</text:span>);</text:p>
      <text:p text:style-name="P5"><text:span text:style-name="T3">void</text:span> <text:span text:style-name="T10">push_list_for_check</text:span>(l_stack <text:span text:style-name="T8">**</text:span><text:span text:style-name="T11">head</text:span>, <text:span text:style-name="T3">float</text:span> <text:span text:style-name="T11">value</text:span>);</text:p>
      <text:p text:style-name="P5"><text:span text:style-name="T3">void</text:span> <text:span text:style-name="T10">pop_list_for_check</text:span>(l_stack <text:span text:style-name="T8">**</text:span><text:span text:style-name="T11">head</text:span>);</text:p>
      <text:p text:style-name="P5"><text:span text:style-name="T3">void</text:span> <text:span text:style-name="T10">output_stack_for_check</text:span>(arr_stack_for_check <text:span text:style-name="T11">main_stack</text:span>);</text:p>
      <text:p text:style-name="P7"/>
      <text:p text:style-name="P7"/>
      <text:p text:style-name="P7"/>
      <text:p text:style-name="P6"/>
      <text:p text:style-name="P6"/>
      <text:p text:style-name="P11"><text:soft-page-break/>Меню:</text:p>
      <text:p text:style-name="P11"/>
      <text:p text:style-name="P4">MENU (choose operation):</text:p>
      <text:p text:style-name="P4">0 - Exit</text:p>
      <text:p text:style-name="P4"/>
      <text:p text:style-name="P4">Array stack head:</text:p>
      <text:p text:style-name="P4">1 - Push to array stack</text:p>
      <text:p text:style-name="P4">2 - Pop from stack</text:p>
      <text:p text:style-name="P4"/>
      <text:p text:style-name="P4">Array stack bottom</text:p>
      <text:p text:style-name="P4">3 - Push to array stack</text:p>
      <text:p text:style-name="P4">4 - Pop from stack</text:p>
      <text:p text:style-name="P4"/>
      <text:p text:style-name="P4">Operations with array stack</text:p>
      <text:p text:style-name="P4">5 - Output stack</text:p>
      <text:p text:style-name="P4"/>
      <text:p text:style-name="P4">List stack:</text:p>
      <text:p text:style-name="P4">6 - Push to stack</text:p>
      <text:p text:style-name="P4">7 - Pop from stack</text:p>
      <text:p text:style-name="P4">8 - Output stack</text:p>
      <text:p text:style-name="P4"/>
      <text:p text:style-name="P4">Check time for arr and list</text:p>
      <text:p text:style-name="P4">9 - Check time</text:p>
      <text:p text:style-name="P11"/>
      <text:p text:style-name="P10">Набор тестов, с указанием, что проверяется</text:p>
      <text:p text:style-name="P10"/>
      <text:p text:style-name="P2"><text:span text:style-name="T1">1</text:span>. Проверка корректности ввода:</text:p>
      <text:p text:style-name="P2"><text:tab/>a) Input your choice - -1</text:p>
      <text:p text:style-name="P2"><text:tab/>Wrong number!</text:p>
      <text:p text:style-name="P2"/>
      <text:p text:style-name="P3"><text:tab/>b) Input your choice - <text:span text:style-name="T18">b</text:span></text:p>
      <text:p text:style-name="P3"><text:tab/>Wrong number!</text:p>
      <text:p text:style-name="P3"/>
      <text:p text:style-name="P3"><text:tab/><text:span text:style-name="T18">c) </text:span>Input your choice - <text:span text:style-name="T18">10</text:span></text:p>
      <text:p text:style-name="P3"><text:tab/>Wrong number!</text:p>
      <text:p text:style-name="P3"/>
      <text:p text:style-name="P11">2. <text:span text:style-name="T5">Пустой стек:</text:span></text:p>
      <text:p text:style-name="P4"><text:tab/>a) Input your choice - 2</text:p>
      <text:p text:style-name="P4"><text:tab/>Pop from stack head!</text:p>
      <text:p text:style-name="P4"><text:tab/>STACK UNDERFLOW!</text:p>
      <text:p text:style-name="P4"/>
      <text:p text:style-name="P4"><text:tab/>b) nput your choice - 4</text:p>
      <text:p text:style-name="P4"><text:tab/>Pop from stack head!</text:p>
      <text:p text:style-name="P4"><text:tab/>STACK UNDERFLOW!</text:p>
      <text:p text:style-name="P4"/>
      <text:p text:style-name="P4"><text:tab/>c) Input your choice - 5</text:p>
      <text:p text:style-name="P4"><text:tab/>Empty stack in head!</text:p>
      <text:p text:style-name="P4"><text:tab/>Empty stack in bottom!</text:p>
      <text:p text:style-name="P4"/>
      <text:p text:style-name="P4"><text:tab/>d) nput your choice - 7</text:p>
      <text:p text:style-name="P4"><text:tab/>Pop from stack head!</text:p>
      <text:p text:style-name="P4"/>
      <text:p text:style-name="P4"><text:soft-page-break/><text:tab/>e) Input your choice - 8</text:p>
      <text:p text:style-name="P4"><text:tab/>The list is empty!</text:p>
      <text:p text:style-name="P4"/>
      <text:p text:style-name="P11">3. <text:span text:style-name="T5">Стек переполнен</text:span></text:p>
      <text:p text:style-name="P4"><text:tab/>a) Input your choice - 1</text:p>
      <text:p text:style-name="P4"><text:tab/>Input in head stack!</text:p>
      <text:p text:style-name="P4"><text:tab/>The stack is full!</text:p>
      <text:p text:style-name="P4"/>
      <text:p text:style-name="P4"><text:tab/>b) Input your choice - 3</text:p>
      <text:p text:style-name="P4"><text:tab/>Input in bottom stack!</text:p>
      <text:p text:style-name="P4"><text:tab/>The stack is full!</text:p>
      <text:p text:style-name="P4"/>
      <text:p text:style-name="P4"><text:tab/>c) Input your choice - 6</text:p>
      <text:p text:style-name="P4"><text:tab/>The stack is full!</text:p>
      <text:p text:style-name="P4"/>
      <text:p text:style-name="P13"><text:span text:style-name="T2">4. </text:span><text:span text:style-name="T5">Результаты измерений времени и объёмов памяти выполнения программы при использовании списка и массива</text:span></text:p>
      <text:p text:style-name="P18"/>
      <text:p text:style-name="P22">максимальное кол-во элементов 1000</text:p>
      <text:p text:style-name="P19">Input your choice - 9</text:p>
      <text:p text:style-name="P19">Result of arr stack is &gt; 0.000152</text:p>
      <text:p text:style-name="P19">Result of list stack is &gt; 0.000296</text:p>
      <text:p text:style-name="P19"/>
      <text:p text:style-name="P19">максимальное кол-во элементов 10000</text:p>
      <text:p text:style-name="P19"/>
      <text:p text:style-name="P19">Input your choice - 9</text:p>
      <text:p text:style-name="P19">Result of arr stack is &gt; 0.000786</text:p>
      <text:p text:style-name="P19">Result of list stack is &gt; 0.002267</text:p>
      <text:p text:style-name="P19"/>
      <text:p text:style-name="P22">Скорость добавления в динамический стек в 2 раза медленнее добавления в статический стек. </text:p>
      <text:p text:style-name="P16"><text:span text:style-name="T6">Анализ проводился для стеков размеров 1000 элементов в каждом. </text:span>Односвязный список занимает объём памяти (8+4) N байт (4 байта, если близкий адрес). Массив занимает 8N байт памяти.</text:p>
      <text:p text:style-name="P12">5. <text:span text:style-name="T5">Дефрагментация памяти.</text:span></text:p>
      <text:p text:style-name="P20"/>
      <text:p text:style-name="P23">Иногда при использовании односвязного списка происходит дефрагментация памяти. Образуются так называемый дырки. Дефрагментация зависит о<text:span text:style-name="T20">т</text:span> компьютера.</text:p>
      <text:p text:style-name="P20">Выполняем следующие команды: Push Push Pop Push Pop</text:p>
      <text:p text:style-name="P20">Результат выполнения:</text:p>
      <text:p text:style-name="P20">The adress of existing elements &gt; 0x173d850 0x173d830 </text:p>
      <text:p text:style-name="P20">The adress of deleted elements &gt; 0x173d850 </text:p>
      <text:p text:style-name="P20">Получилось, что новый элемент занял освобожденный адрес (дефрагментации не произошло)</text:p>
      <text:p text:style-name="P20"/>
      <text:p text:style-name="P23"/>
      <text:p text:style-name="P23"/>
      <text:p text:style-name="P23"><text:soft-page-break/>Вывод: </text:p>
      <text:p text:style-name="Text_20_body">Для хранения стеков малых размеров целесообразнее использовать массив, потому как он даёт заметный выигрыш в скорости. Однако расходуемая память в данном случае сильно ограниченна <text:s/>(для случая статического массива). При заведомо неизвестном количестве элементов целесообразно использовать одно связанный линейный список.</text:p>
      <text:p text:style-name="Text_20_body"/>
      <text:p text:style-name="Text_20_body">1. Что такое стек? </text:p>
      <text:p text:style-name="Text_20_body"><text:tab/>Стек – это последовательный список с переменной длиной, в котором включение и <text:tab/>исключение элементов происходит только с одной стороны – с его вершины. Стек <text:tab/>функционирует по принципу: последним пришел – первым ушел, Last In – First Out <text:tab/>(LIFO). </text:p>
      <text:p text:style-name="Text_20_body">2. Каким образом и сколько памяти выделяется под хранение стека при различной его реализации? </text:p>
      <text:p text:style-name="Text_20_body"><text:tab/>При реализации стека массивом </text:p>
      <text:p text:style-name="Text_20_body"><text:tab/>Объём памяти: 8n байт </text:p>
      <text:p text:style-name="Text_20_body"><text:tab/>Выделяется большим непрерывным куском памяти. </text:p>
      <text:p text:style-name="Text_20_body"><text:tab/>При реализации стека списком </text:p>
      <text:p text:style-name="Text_20_body"><text:tab/>Объём памяти: 12n байт </text:p>
      <text:p text:style-name="Text_20_body"><text:tab/>Выделяется по кускам, (из-за этого способствует дефрагментации кучи) </text:p>
      <text:p text:style-name="Text_20_body">3. Каким образом освобождается память при удалении элемента стека при различной реализации стека? </text:p>
      <text:p text:style-name="Text_20_body"><text:tab/>При реализации стека массивом </text:p>
      <text:p text:style-name="Text_20_body"><text:tab/><text:tab/>a) Статическим – освобождение автоматическое </text:p>
      <text:p text:style-name="Text_20_body"><text:tab/><text:tab/>b) Динамическим – освобождение выделенной памяти за O(1) </text:p>
      <text:p text:style-name="Text_20_body"><text:tab/>При реализации стека списком </text:p>
      <text:p text:style-name="Text_20_body"><text:tab/><text:tab/>Освобождается каждый элемент списка в отдельности O(n) </text:p>
      <text:p text:style-name="Text_20_body">4. Что происходит с элементами стека при его просмотре? </text:p>
      <text:p text:style-name="Text_20_body"><text:tab/>(Операция pop) </text:p>
      <text:p text:style-name="Text_20_body"><text:tab/>Раз<text:span text:style-name="T19">ы</text:span>меновываем указатель стека, получая элемент. Указатель стека передвигаем на <text:tab/>следующий элемент. </text:p>
      <text:p text:style-name="Text_20_body"><text:tab/><text:span text:style-name="T20">После всех удалений нельзя произвести операцию pop, т. к. стек пустой.</text:span></text:p>
      <text:p text:style-name="Text_20_body">5. Каким образом эффективнее реализовывать стек? От чего это зависит? </text:p>
      <text:p text:style-name="Text_20_body"><text:tab/>Стек эффективнее реализовывать массивов. </text:p>
      <text:p text:style-name="Text_20_body"><text:soft-page-break/><text:tab/>Выигрыш по памяти и по скорости обработки (не требуется реалацировать память при <text:tab/>изменении состояния стека). </text:p>
      <text:p text:style-name="Text_20_body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2:05:09.219008056</meta:creation-date>
    <dc:date>2019-11-12T16:08:22.461566008</dc:date>
    <meta:editing-duration>PT16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54" meta:word-count="946" meta:character-count="6745" meta:non-whitespace-character-count="5800"/>
  </office:meta>
</office:document-meta>
</file>